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entury Gothic" svg:font-family="'Century Gothic'" style:font-family-generic="swiss"/>
    <style:font-face style:name="Century Gothic1" svg:font-family="'Century Gothic'"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style:writing-mode="lr-tb"/>
      <style:text-properties style:font-name="Century Gothic1" fo:language="ca" fo:country="ES" officeooo:rsid="00249917" officeooo:paragraph-rsid="0028b1cf"/>
    </style:style>
    <style:style style:name="P2" style:family="paragraph" style:parent-style-name="Standard">
      <style:paragraph-properties style:writing-mode="lr-tb"/>
      <style:text-properties style:font-name="Century Gothic1" fo:language="ca" fo:country="ES" officeooo:rsid="002987df" officeooo:paragraph-rsid="002987df"/>
    </style:style>
    <style:style style:name="T1" style:family="text">
      <style:text-properties officeooo:rsid="002987d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nvolguts/udes usuaris/es,</text:p>
      <text:p text:style-name="P1"/>
      <text:p text:style-name="P1">Seguint la línia de gestió establerta per l'Ajuntament de Maó, ens plau informar que el Servei de Recaptació de l'Ajuntament de Maó ha establert un termini fins al mes d'abril per al pagament del rebut de l'Impost de Béns Immobles (IBI) de l'exercici en curs.</text:p>
      <text:p text:style-name="P1"/>
      <text:p text:style-name="P1">Els usuaris afectats podran realitzar el pagament de manera presencial a les oficines del Servei de Recaptació o bé a través de la plataforma <text:span text:style-name="T1">online</text:span>. Recordem que, un cop finalitzat aquest termini, es podran aplicar els procediments corresponents per a la recaptació executiva.</text:p>
      <text:p text:style-name="P1"/>
      <text:p text:style-name="P1">Per a més informació, poden adreçar-se al Servei de Recaptació a través de<text:span text:style-name="T1">l</text:span> <text:span text:style-name="T1">correu electrònic info@ajmao.com</text:span>.</text:p>
      <text:p text:style-name="P1"/>
      <text:p text:style-name="P1">Agraïm la vostra col·laboració.</text:p>
      <text:p text:style-name="P1"/>
      <text:p text:style-name="P1">Ben cordialment, <text:s/></text:p>
      <text:p text:style-name="P1"/>
      <text:p text:style-name="P2">Antoni Pons</text:p>
      <text:p text:style-name="P1">Servei de Recaptació <text:s/></text:p>
      <text:p text:style-name="P1">Ajuntament de Maó <text:s/></text:p>
      <text:p text:style-name="P1"><text:span text:style-name="T1">05/11/2024</text:span> <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entury Gothic" svg:font-family="'Century Gothic'" style:font-family-generic="swiss"/>
    <style:font-face style:name="Century Gothic1" svg:font-family="'Century Gothic'"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entury Gothic"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Century Gothic"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entury Gothic" fo:font-family="'Century Gothic'" style:font-family-generic="swiss"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entury Gothic" fo:font-family="'Century Gothic'" style:font-family-generic="swis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entury Gothic" fo:font-family="'Century Gothic'" style:font-family-generic="swis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entury Gothic" fo:font-family="'Century Gothic'" style:font-family-generic="swiss" style:font-size-asian="12pt" style:font-name-complex="Noto Sans" style:font-family-complex="'Noto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9T08:11:53.313535685</meta:creation-date>
    <dc:date>2024-11-05T09:45:03.955085446</dc:date>
    <meta:editing-duration>PT1H8M42S</meta:editing-duration>
    <meta:editing-cycles>8</meta:editing-cycles>
    <meta:generator>LibreOffice/24.8.2.1$Linux_X86_64 LibreOffice_project/0f794b6e29741098670a3b95d60478a65d05ef13</meta:generator>
    <meta:document-statistic meta:table-count="0" meta:image-count="0" meta:object-count="0" meta:page-count="1" meta:paragraph-count="10" meta:word-count="121" meta:character-count="785" meta:non-whitespace-character-count="666"/>
  </office:meta>
</office:document-meta>
</file>